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2.305cm" fo:min-width="12.8cm"/>
    </style:style>
    <style:style style:name="gr2" style:family="graphic" style:parent-style-name="standard">
      <style:graphic-properties svg:stroke-color="#000000" draw:fill-color="#bce4e5" draw:opacity="96%" draw:textarea-horizontal-align="justify" draw:textarea-vertical-align="middle" draw:auto-grow-height="false" fo:min-height="1.01cm" fo:min-width="0.719cm"/>
    </style:style>
    <style:style style:name="gr3" style:family="graphic" style:parent-style-name="standard">
      <style:graphic-properties draw:fill-color="#ffe5ca" draw:textarea-horizontal-align="justify" draw:textarea-vertical-align="bottom" draw:auto-grow-height="false" fo:min-height="10.124cm" fo:min-width="6.468cm"/>
    </style:style>
    <style:style style:name="gr4" style:family="graphic" style:parent-style-name="standard">
      <style:graphic-properties draw:fill-color="#ffe5ca" draw:textarea-horizontal-align="justify" draw:textarea-vertical-align="bottom" draw:auto-grow-height="false" fo:min-height="10.124cm" fo:min-width="5.04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fill-color="#bce4e5" draw:textarea-horizontal-align="justify" draw:textarea-vertical-align="middle" draw:auto-grow-height="false" fo:min-height="1.161cm" fo:min-width="3.995cm"/>
    </style:style>
    <style:style style:name="gr8" style:family="graphic" style:parent-style-name="standard">
      <style:graphic-properties draw:fill-color="#fcd4d1" draw:textarea-horizontal-align="justify" draw:textarea-vertical-align="middle" draw:auto-grow-height="false" fo:min-height="1.162cm" fo:min-width="3.995cm"/>
    </style:style>
    <style:style style:name="gr9" style:family="graphic" style:parent-style-name="standard">
      <style:graphic-properties draw:fill-color="#bce4e5" draw:textarea-horizontal-align="justify" draw:textarea-vertical-align="middle" draw:auto-grow-height="false" fo:min-height="1.162cm" fo:min-width="5.5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3" style:family="graphic" style:parent-style-name="standard">
      <style:graphic-properties draw:fill-color="#bce4e5" draw:textarea-horizontal-align="justify" draw:textarea-vertical-align="middle" draw:auto-grow-height="false" fo:min-height="1.162cm" fo:min-width="3.9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</style:style>
    <style:style style:name="gr16" style:family="graphic" style:parent-style-name="standard">
      <style:graphic-properties draw:fill-color="#bce4e5" draw:textarea-horizontal-align="justify" draw:textarea-vertical-align="middle" draw:auto-grow-height="false" fo:min-height="1.161cm" fo:min-width="5.6cm"/>
    </style:style>
    <style:style style:name="gr17" style:family="graphic" style:parent-style-name="standard">
      <style:graphic-properties draw:fill-color="#bce4e5" draw:textarea-horizontal-align="justify" draw:textarea-vertical-align="middle" draw:auto-grow-height="false" fo:min-height="1.162cm" fo:min-width="2.272cm"/>
    </style:style>
    <style:style style:name="gr18" style:family="graphic" style:parent-style-name="standard">
      <style:graphic-properties draw:fill-color="#fcd4d1" draw:textarea-horizontal-align="justify" draw:textarea-vertical-align="middle" draw:auto-grow-height="false" fo:min-height="1.161cm" fo:min-width="2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/>
    </style:style>
    <style:style style:name="gr2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111cm" fo:min-width="0cm"/>
    </style:style>
    <style:style style:name="gr22" style:family="graphic" style:parent-style-name="standard">
      <style:graphic-properties draw:fill-color="#ffe5ca" draw:textarea-horizontal-align="justify" draw:textarea-vertical-align="middle" draw:auto-grow-height="false" fo:min-height="1.15cm" fo:min-width="2.7cm"/>
    </style:style>
    <style:style style:name="gr2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-color="#bce4e5" draw:opacity="96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-color="#bce4e5"/>
      <style:paragraph-properties fo:text-align="center"/>
      <style:text-properties fo:font-size="14pt"/>
    </style:style>
    <style:style style:name="P8" style:family="paragraph">
      <loext:graphic-properties draw:fill-color="#fcd4d1"/>
      <style:paragraph-properties fo:text-align="center"/>
      <style:text-properties fo:font-size="14pt"/>
    </style:style>
    <style:style style:name="P9" style:family="paragraph">
      <loext:graphic-properties draw:fill="none" draw:fill-color="#ffffff"/>
      <style:paragraph-properties fo:text-align="start"/>
      <style:text-properties fo:font-size="14pt"/>
    </style:style>
    <style:style style:name="P10" style:family="paragraph">
      <loext:graphic-properties draw:fill="none" draw:fill-color="#ffffff"/>
      <style:paragraph-properties fo:text-align="start"/>
      <style:text-properties fo:font-size="11pt"/>
    </style:style>
    <style:style style:name="P11" style:family="paragraph">
      <loext:graphic-properties draw:fill="none" draw:fill-color="#ffffff"/>
      <style:paragraph-properties fo:text-align="start"/>
      <style:text-properties fo:color="#006d6f" fo:font-size="14pt"/>
    </style:style>
    <style:style style:name="P12" style:family="paragraph">
      <style:paragraph-properties fo:text-align="start"/>
      <style:text-properties fo:color="#407927"/>
    </style:style>
    <style:style style:name="P13" style:family="paragraph">
      <loext:graphic-properties draw:fill="none" draw:fill-color="#ffffff"/>
      <style:paragraph-properties fo:text-align="start"/>
      <style:text-properties fo:color="#407927" fo:font-size="14pt"/>
    </style:style>
    <style:style style:name="P14" style:family="paragraph">
      <loext:graphic-properties draw:fill-color="#ffe5ca"/>
      <style:paragraph-properties fo:text-align="center"/>
      <style:text-properties fo:font-size="14pt"/>
    </style:style>
    <style:style style:name="P15" style:family="paragraph">
      <loext:graphic-properties draw:fill="none" draw:fill-color="#ffffff"/>
      <style:paragraph-properties fo:text-align="start"/>
      <style:text-properties fo:font-size="14pt" fo:font-weight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1pt"/>
    </style:style>
    <style:style style:name="T4" style:family="text">
      <style:text-properties fo:color="#006d6f" fo:font-size="14pt"/>
    </style:style>
    <style:style style:name="T5" style:family="text">
      <style:text-properties fo:color="#407927" fo:font-size="14pt"/>
    </style:style>
    <style:style style:name="T6" style:family="text">
      <style:text-properties fo:font-size="14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cm" svg:height="2.555cm" svg:x="1.4cm" svg:y="2.5cm">
          <text:p text:style-name="P1">RS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23cm" svg:height="1.78cm" svg:x="6.777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2" draw:layer="layout" svg:width="6.968cm" svg:height="10.374cm" svg:x="7.682cm" svg:y="11.326cm">
          <text:p text:style-name="P1">BLOTT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44cm" svg:height="10.374cm" svg:x="1.464cm" svg:y="11.326cm">
          <text:p text:style-name="P1">SCT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8cm" svg:y1="7.3cm" svg:x2="4.7cm" svg:y2="5.2cm">
          <text:p/>
        </draw:line>
        <draw:line draw:style-name="gr5" draw:text-style-name="P4" draw:layer="layout" svg:x1="6.4cm" svg:y1="12.6cm" svg:x2="8.188cm" svg:y2="12.627cm">
          <text:p/>
        </draw:line>
        <draw:frame draw:style-name="gr6" draw:text-style-name="P6" draw:layer="layout" svg:width="7.6cm" svg:height="0.806cm" svg:x="2cm" svg:y="5.8cm">
          <draw:text-box>
            <text:p text:style-name="P5"><text:span text:style-name="T1">New mandates <text:s text:c="2"/>any time</text:span></text:p>
          </draw:text-box>
        </draw:frame>
        <draw:custom-shape draw:style-name="gr7" draw:text-style-name="P7" draw:layer="layout" svg:width="4.495cm" svg:height="1.411cm" svg:x="1.962cm" svg:y="14.163cm">
          <text:p text:style-name="P1"><text:span text:style-name="T2">`candidate`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95cm" svg:height="1.412cm" svg:x="1.962cm" svg:y="16.34cm">
          <text:p text:style-name="P1"><text:span text:style-name="T2">Nightly 11pm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236cm" svg:y1="16.358cm" svg:x2="4.2cm" svg:y2="15.6cm">
          <text:p/>
        </draw:line>
        <draw:custom-shape draw:style-name="gr9" draw:text-style-name="P7" draw:layer="layout" svg:width="6.042cm" svg:height="1.412cm" svg:x="8.132cm" svg:y="11.927cm">
          <text:p text:style-name="P1"><text:span text:style-name="T2">SFTP /upload/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3cm" svg:y1="5.3cm" svg:x2="12.303cm" svg:y2="7.887cm">
          <text:p/>
        </draw:line>
        <draw:line draw:style-name="gr5" draw:text-style-name="P4" draw:layer="layout" svg:x1="12.303cm" svg:y1="8.661cm" svg:x2="12.303cm" svg:y2="11.138cm">
          <text:p/>
        </draw:line>
        <draw:line draw:style-name="gr5" draw:text-style-name="P4" draw:layer="layout" svg:x1="13cm" svg:y1="5.3cm" svg:x2="12.978cm" svg:y2="7.887cm">
          <text:p/>
        </draw:line>
        <draw:line draw:style-name="gr5" draw:text-style-name="P4" draw:layer="layout" svg:x1="12.978cm" svg:y1="8.661cm" svg:x2="12.978cm" svg:y2="11.138cm">
          <text:p/>
        </draw:line>
        <draw:frame draw:style-name="gr10" draw:text-style-name="P9" draw:layer="layout" svg:width="3.232cm" svg:height="1.361cm" svg:x="12.995cm" svg:y="5.849cm">
          <draw:text-box>
            <text:p text:style-name="P5"><text:span text:style-name="T2">All</text:span></text:p>
            <text:p text:style-name="P5"><text:span text:style-name="T2">mandates</text:span></text:p>
          </draw:text-box>
        </draw:frame>
        <draw:frame draw:style-name="gr11" draw:text-style-name="P9" draw:layer="layout" svg:width="3.233cm" svg:height="1.916cm" svg:x="9.267cm" svg:y="5.541cm">
          <draw:text-box>
            <text:p text:style-name="P5"><text:span text:style-name="T2">All</text:span></text:p>
            <text:p text:style-name="P5"><text:span text:style-name="T2">mandates &amp;</text:span></text:p>
            <text:p text:style-name="P5"><text:span text:style-name="T2">collections</text:span></text:p>
          </draw:text-box>
        </draw:frame>
        <draw:frame draw:style-name="gr10" draw:text-style-name="P9" draw:layer="layout" svg:width="3.005cm" svg:height="1.361cm" svg:x="12.995cm" svg:y="9.466cm">
          <draw:text-box>
            <text:p text:style-name="P5"><text:span text:style-name="T2">Any time</text:span></text:p>
          </draw:text-box>
        </draw:frame>
        <draw:frame draw:style-name="gr12" draw:text-style-name="P9" draw:layer="layout" svg:width="2.258cm" svg:height="2.471cm" svg:x="10.542cm" svg:y="8.692cm">
          <draw:text-box>
            <text:p text:style-name="P5"><text:span text:style-name="T2">After</text:span></text:p>
            <text:p text:style-name="P5"><text:span text:style-name="T2">BACS</text:span></text:p>
            <text:p text:style-name="P5"><text:span text:style-name="T2">Fri</text:span></text:p>
            <text:p text:style-name="P5"><text:span text:style-name="T2">close</text:span></text:p>
          </draw:text-box>
        </draw:frame>
        <draw:custom-shape draw:style-name="gr13" draw:text-style-name="P7" draw:layer="layout" svg:width="4.495cm" svg:height="1.412cm" svg:x="1.962cm" svg:y="11.927cm">
          <text:p text:style-name="P1"><text:span text:style-name="T2">rsync 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2cm" svg:y1="14.2cm" svg:x2="4.2cm" svg:y2="13.3cm">
          <text:p/>
        </draw:line>
        <draw:custom-shape draw:style-name="gr7" draw:text-style-name="P7" draw:layer="layout" svg:width="4.495cm" svg:height="1.411cm" svg:x="1.962cm" svg:y="19.36cm">
          <text:p text:style-name="P1"><text:span text:style-name="T2">`sales`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.363cm" svg:y1="19.379cm" svg:x2="2.363cm" svg:y2="17.752cm">
          <text:p/>
        </draw:line>
        <draw:line draw:style-name="gr5" draw:text-style-name="P4" draw:layer="layout" svg:x1="5.959cm" svg:y1="17.829cm" svg:x2="5.959cm" svg:y2="19.377cm">
          <text:p/>
        </draw:line>
        <draw:frame draw:style-name="gr14" draw:text-style-name="P10" draw:layer="layout" svg:width="3.854cm" svg:height="1.115cm" svg:x="2.979cm" svg:y="17.752cm">
          <draw:text-box>
            <text:p text:style-name="P5"><text:span text:style-name="T3">UPDATE</text:span></text:p>
            <text:p text:style-name="P5"><text:span text:style-name="T3">`nominated_at`</text:span></text:p>
          </draw:text-box>
        </draw:frame>
        <draw:frame draw:style-name="gr15" draw:text-style-name="P10" draw:layer="layout" svg:width="2.372cm" svg:height="0.783cm" svg:x="4.128cm" svg:y="15.717cm">
          <draw:text-box>
            <text:p text:style-name="P5"><text:span text:style-name="T3">INSERT</text:span></text:p>
          </draw:text-box>
        </draw:frame>
        <draw:custom-shape draw:style-name="gr16" draw:text-style-name="P7" draw:layer="layout" svg:width="6.1cm" svg:height="1.411cm" svg:x="8.1cm" svg:y="19.331cm">
          <text:p text:style-name="P1"><text:span text:style-name="T2">Admine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772cm" svg:height="1.412cm" svg:x="11.332cm" svg:y="16.74cm">
          <text:p text:style-name="P1"><text:span text:style-name="T2">`number`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772cm" svg:height="1.411cm" svg:x="8.128cm" svg:y="14.263cm">
          <text:p text:style-name="P1"><text:span text:style-name="T2">Sat 11pm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772cm" svg:height="1.411cm" svg:x="11.332cm" svg:y="14.263cm">
          <text:p text:style-name="P1"><text:span text:style-name="T2">Nightly 11pm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2cm" svg:y1="13.3cm" svg:x2="13.2cm" svg:y2="14.3cm">
          <text:p/>
        </draw:line>
        <draw:line draw:style-name="gr5" draw:text-style-name="P4" draw:layer="layout" svg:x1="9cm" svg:y1="13.3cm" svg:x2="9cm" svg:y2="14.3cm">
          <text:p/>
        </draw:line>
        <draw:custom-shape draw:style-name="gr17" draw:text-style-name="P7" draw:layer="layout" svg:width="2.772cm" svg:height="1.412cm" svg:x="8.128cm" svg:y="16.74cm">
          <text:p text:style-name="P1"><text:span text:style-name="T2">`lottery_x`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18cm" svg:y1="15.674cm" svg:x2="12.18cm" svg:y2="16.758cm">
          <text:p/>
        </draw:line>
        <draw:line draw:style-name="gr5" draw:text-style-name="P4" draw:layer="layout" svg:x1="9.952cm" svg:y1="15.674cm" svg:x2="9.952cm" svg:y2="16.758cm">
          <text:p/>
        </draw:line>
        <draw:custom-shape draw:style-name="gr2" draw:text-style-name="P3" draw:layer="layout" svg:width="1.723cm" svg:height="1.78cm" svg:x="9.433cm" svg:y="25.3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4" draw:layer="layout" svg:x1="9cm" svg:y1="18.2cm" svg:x2="9cm" svg:y2="19.3cm">
          <text:p/>
        </draw:line>
        <draw:line draw:style-name="gr5" draw:text-style-name="P4" draw:layer="layout" svg:x1="13.2cm" svg:y1="18.2cm" svg:x2="13.2cm" svg:y2="19.3cm">
          <text:p/>
        </draw:line>
        <draw:frame draw:style-name="gr10" draw:text-style-name="P9" draw:layer="layout" svg:width="3.232cm" svg:height="1.361cm" svg:x="11.1cm" svg:y="24cm">
          <draw:text-box>
            <text:p text:style-name="P5"><text:span text:style-name="T2">ANL CSVs</text:span></text:p>
            <text:p text:style-name="P5"><text:span text:style-name="T2">next day</text:span></text:p>
          </draw:text-box>
        </draw:frame>
        <draw:custom-shape draw:style-name="gr2" draw:text-style-name="P3" draw:layer="layout" svg:width="1.723cm" svg:height="1.78cm" svg:x="4.333cm" svg:y="25.3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4" draw:layer="layout" svg:x1="13.2cm" svg:y1="20.7cm" svg:x2="10.9cm" svg:y2="24.6cm">
          <text:p/>
        </draw:line>
        <draw:line draw:style-name="gr5" draw:text-style-name="P4" draw:layer="layout" svg:x1="14.7cm" svg:y1="24.6cm" svg:x2="13.2cm" svg:y2="20.7cm">
          <text:p/>
        </draw:line>
        <draw:frame draw:style-name="gr19" draw:text-style-name="P9" draw:layer="layout" svg:width="4.105cm" svg:height="3.026cm" svg:x="2.195cm" svg:y="22.249cm">
          <draw:text-box>
            <text:p text:style-name="P5"><text:span text:style-name="T2">Supporters</text:span></text:p>
            <text:p text:style-name="P5"><text:span text:style-name="T2">Cancellations</text:span></text:p>
            <text:p text:style-name="P5"><text:span text:style-name="T2">Draw reports</text:span></text:p>
            <text:p text:style-name="P5"><text:span text:style-name="T2">Winners reports</text:span></text:p>
            <text:p text:style-name="P5"><text:span text:style-name="T2">From Sunday</text:span></text:p>
          </draw:text-box>
        </draw:frame>
        <draw:frame draw:style-name="gr10" draw:text-style-name="P11" draw:layer="layout" svg:width="3.705cm" svg:height="1.361cm" svg:x="5.895cm" svg:y="25.849cm">
          <draw:text-box>
            <text:p text:style-name="P5"><text:span text:style-name="T4">Organisation</text:span></text:p>
            <text:p text:style-name="P5"><text:span text:style-name="T4">e.g. charity</text:span></text:p>
          </draw:text-box>
        </draw:frame>
        <draw:frame draw:style-name="gr10" draw:text-style-name="P13" draw:layer="layout" svg:width="2.801cm" svg:height="1.361cm" svg:x="11cm" svg:y="25.85cm">
          <draw:text-box>
            <text:p text:style-name="P12"><text:span text:style-name="T5">Registrar</text:span></text:p>
          </draw:text-box>
        </draw:frame>
        <draw:frame draw:style-name="gr20" draw:text-style-name="P11" draw:layer="layout" svg:width="4.9cm" svg:height="1.361cm" svg:x="1.8cm" svg:y="7.79cm">
          <draw:text-box>
            <text:p text:style-name="P5"><text:span text:style-name="T5">BACS administrator</text:span></text:p>
            <text:p text:style-name="P5"><text:span text:style-name="T4"/></text:p>
          </draw:text-box>
        </draw:frame>
        <draw:custom-shape draw:style-name="gr2" draw:text-style-name="P3" draw:layer="layout" svg:width="1.723cm" svg:height="1.78cm" svg:x="13.732cm" svg:y="25.3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0" draw:text-style-name="P13" draw:layer="layout" svg:width="3.901cm" svg:height="1.361cm" svg:x="15.299cm" svg:y="25.85cm">
          <draw:text-box>
            <text:p text:style-name="P12"><text:span text:style-name="T5">Lottery admin</text:span></text:p>
          </draw:text-box>
        </draw:frame>
        <draw:line draw:style-name="gr5" draw:text-style-name="P4" draw:layer="layout" svg:x1="11.3cm" svg:y1="16.7cm" svg:x2="10.9cm" svg:y2="15.7cm">
          <text:p/>
        </draw:line>
        <draw:line draw:style-name="gr5" draw:text-style-name="P4" draw:layer="layout" svg:x1="9cm" svg:y1="20.8cm" svg:x2="6.1cm" svg:y2="24.7cm">
          <text:p/>
        </draw:line>
        <draw:frame draw:style-name="gr21" draw:text-style-name="P9" draw:layer="layout" svg:width="4.6cm" svg:height="1.916cm" svg:x="14.6cm" svg:y="23.684cm">
          <draw:text-box>
            <text:p text:style-name="P5"><text:span text:style-name="T2">E.g. lotto.de Winning number</text:span></text:p>
            <text:p text:style-name="P5"><text:span text:style-name="T2">Sat after 6pm</text:span></text:p>
          </draw:text-box>
        </draw:frame>
        <draw:line draw:style-name="gr5" draw:text-style-name="P4" draw:layer="layout" svg:x1="9.001cm" svg:y1="20.8cm" svg:x2="9.8cm" svg:y2="24.7cm">
          <text:p/>
        </draw:line>
        <draw:custom-shape draw:style-name="gr22" draw:text-style-name="P14" draw:layer="layout" svg:width="3.2cm" svg:height="1.4cm" svg:x="16.8cm" svg:y="16.8cm">
          <text:p text:style-name="P1"><text:span text:style-name="T2">Random.org</text:span></text:p>
          <draw:enhanced-geometry svg:viewBox="0 0 21600 21600" draw:type="rectangle" draw:enhanced-path="M 0 0 L 21600 0 21600 21600 0 21600 0 0 Z N"/>
        </draw:custom-shape>
        <draw:line draw:style-name="gr23" draw:layer="layout" svg:x1="14.2cm" svg:y1="17.5cm" svg:x2="16.8cm" svg:y2="17.5cm">
          <text:p/>
        </draw:line>
        <draw:line draw:style-name="gr5" draw:text-style-name="P4" draw:layer="layout" svg:x1="18.1cm" svg:y1="21.7cm" svg:x2="18.1cm" svg:y2="23.7cm">
          <text:p/>
        </draw:line>
        <draw:line draw:style-name="gr5" draw:text-style-name="P4" draw:layer="layout" svg:x1="18.1cm" svg:y1="20.6cm" svg:x2="18.1cm" svg:y2="18.6cm">
          <text:p/>
        </draw:line>
        <draw:frame draw:style-name="gr10" draw:text-style-name="P15" draw:layer="layout" svg:width="2.8cm" svg:height="1.361cm" svg:x="16.9cm" svg:y="20.739cm">
          <draw:text-box>
            <text:p text:style-name="P5"><text:span text:style-name="T6">Either / or</text:span></text:p>
          </draw:text-box>
        </draw:frame>
        <draw:line draw:style-name="gr5" draw:text-style-name="P4" draw:layer="layout" svg:x1="8.1cm" svg:y1="12.5cm" svg:x2="7.7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23:15:33.807084567</meta:creation-date>
    <dc:date>2020-02-12T14:43:14.626538331</dc:date>
    <meta:editing-duration>PT29M35S</meta:editing-duration>
    <meta:editing-cycles>6</meta:editing-cycles>
    <meta:generator>LibreOffice/6.0.7.3$Linux_X86_64 LibreOffice_project/00m0$Build-3</meta:generator>
    <meta:document-statistic meta:object-count="58"/>
  </office:meta>
</office:document-meta>
</file>